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d9885"/>
    </style:style>
    <style:style style:name="P3" style:family="paragraph" style:parent-style-name="Text_20_body">
      <style:paragraph-properties fo:text-align="center" style:justify-single-word="false"/>
      <style:text-properties fo:font-style="normal" fo:font-weight="normal" officeooo:rsid="0019a293" officeooo:paragraph-rsid="0019a293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 style:list-style-name="L1">
      <style:text-properties officeooo:paragraph-rsid="0019a293"/>
    </style:style>
    <style:style style:name="P6" style:family="paragraph" style:parent-style-name="Text_20_body" style:list-style-name="L1">
      <style:text-properties officeooo:paragraph-rsid="000eca88"/>
    </style:style>
    <style:style style:name="P7" style:family="paragraph" style:parent-style-name="Text_20_body" style:list-style-name="L1">
      <style:text-properties officeooo:rsid="000c4d51" officeooo:paragraph-rsid="000c4d51"/>
    </style:style>
    <style:style style:name="P8" style:family="paragraph" style:parent-style-name="Text_20_body" style:list-style-name="L1">
      <style:text-properties officeooo:rsid="000d9885" officeooo:paragraph-rsid="000c4d51"/>
    </style:style>
    <style:style style:name="P9" style:family="paragraph" style:parent-style-name="Text_20_body" style:list-style-name="L1">
      <style:text-properties officeooo:rsid="000d9885" officeooo:paragraph-rsid="000d9885"/>
    </style:style>
    <style:style style:name="P10" style:family="paragraph" style:parent-style-name="Text_20_body" style:list-style-name="L1">
      <style:text-properties fo:color="#000000" style:text-line-through-style="none" style:font-name="Times New Roman" fo:font-size="12pt" style:text-underline-style="none" officeooo:rsid="000eca88" officeooo:paragraph-rsid="000eca88" style:font-name-asian="Times New Roman1" style:font-size-asian="12pt" style:font-name-complex="Times New Roman1" style:font-size-complex="12pt"/>
    </style:style>
    <style:style style:name="P11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c4d51" officeooo:paragraph-rsid="000d9885"/>
    </style:style>
    <style:style style:name="T1" style:family="text">
      <style:text-properties officeooo:rsid="000d9885"/>
    </style:style>
    <style:style style:name="T2" style:family="text">
      <style:text-properties fo:color="#000000" style:text-line-through-style="none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3" style:family="text">
      <style:text-properties fo:color="#000000" style:text-line-through-style="none" style:font-name="Times New Roman" fo:font-size="12pt" style:text-underline-style="none" officeooo:rsid="000e37b3" style:font-name-asian="Times New Roman1" style:font-size-asian="12pt" style:font-name-complex="Times New Roman1" style:font-size-complex="12pt"/>
    </style:style>
    <style:style style:name="T4" style:family="text">
      <style:text-properties fo:color="#000000" style:text-line-through-style="none" style:font-name="Times New Roman" fo:font-size="12pt" style:text-underline-style="none" officeooo:rsid="000eca88" style:font-name-asian="Times New Roman1" style:font-size-asian="12pt" style:font-name-complex="Times New Roman1" style:font-size-complex="12pt"/>
    </style:style>
    <style:style style:name="T5" style:family="text">
      <style:text-properties fo:color="#000000" style:text-line-through-style="none" style:font-name="Times New Roman" fo:font-size="12pt" style:text-underline-style="none" officeooo:rsid="00122afe" style:font-name-asian="Times New Roman1" style:font-size-asian="12pt" style:font-name-complex="Times New Roman1" style:font-size-complex="12pt"/>
    </style:style>
    <style:style style:name="T6" style:family="text">
      <style:text-properties fo:color="#000000" style:text-line-through-style="none" style:font-name="Times New Roman" fo:font-size="12pt" style:text-underline-style="none" officeooo:rsid="0012c811" style:font-name-asian="Times New Roman1" style:font-size-asian="12pt" style:font-name-complex="Times New Roman1" style:font-size-complex="12pt"/>
    </style:style>
    <style:style style:name="T7" style:family="text">
      <style:text-properties fo:color="#000000" style:text-line-through-style="none" style:font-name="Times New Roman" fo:font-size="12pt" style:text-underline-style="none" officeooo:rsid="00170892" style:font-name-asian="Times New Roman1" style:font-size-asian="12pt" style:font-name-complex="Times New Roman1" style:font-size-complex="12pt"/>
    </style:style>
    <style:style style:name="T8" style:family="text">
      <style:text-properties fo:color="#000000" style:text-line-through-style="none" style:font-name="Times New Roman" fo:font-size="12pt" style:text-underline-style="none" officeooo:rsid="00181099" style:font-name-asian="Times New Roman1" style:font-size-asian="12pt" style:font-name-complex="Times New Roman1" style:font-size-complex="12pt"/>
    </style:style>
    <style:style style:name="T9" style:family="text">
      <style:text-properties fo:color="#000000" style:text-line-through-style="none" style:font-name="Times New Roman" fo:font-size="12pt" style:text-underline-style="none" officeooo:rsid="00196e9e" style:font-name-asian="Times New Roman1" style:font-size-asian="12pt" style:font-name-complex="Times New Roman1" style:font-size-complex="12pt"/>
    </style:style>
    <style:style style:name="T10" style:family="text">
      <style:text-properties fo:color="#000000" style:text-line-through-style="none" style:font-name="Times New Roman" fo:font-size="12pt" style:text-underline-style="none" officeooo:rsid="0019a293" style:font-name-asian="Times New Roman1" style:font-size-asian="12pt" style:font-name-complex="Times New Roman1" style:font-size-complex="12pt"/>
    </style:style>
    <style:style style:name="T11" style:family="text">
      <style:text-properties fo:color="#000000" style:font-name="Times New Roman" fo:font-size="12pt" officeooo:rsid="000e37b3" style:font-name-asian="Times New Roman1" style:font-size-asian="12pt" style:font-name-complex="Times New Roman1" style:font-size-complex="12pt"/>
    </style:style>
    <style:style style:name="T12" style:family="text">
      <style:text-properties officeooo:rsid="00114677"/>
    </style:style>
    <style:style style:name="T13" style:family="text">
      <style:text-properties officeooo:rsid="00122afe"/>
    </style:style>
    <style:style style:name="T14" style:family="text">
      <style:text-properties officeooo:rsid="0014b921"/>
    </style:style>
    <style:style style:name="T15" style:family="text">
      <style:text-properties officeooo:rsid="0015f7cc"/>
    </style:style>
    <style:style style:name="T16" style:family="text">
      <style:text-properties officeooo:rsid="00164ee5"/>
    </style:style>
    <style:style style:name="T17" style:family="text">
      <style:text-properties officeooo:rsid="00181099"/>
    </style:style>
    <style:style style:name="T18" style:family="text">
      <style:text-properties officeooo:rsid="00196e9e"/>
    </style:style>
    <style:style style:name="T19" style:family="text">
      <style:text-properties officeooo:rsid="0019a293"/>
    </style:style>
    <style:style style:name="T20" style:family="text">
      <style:text-properties officeooo:rsid="001a27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2"><text:span text:style-name="T1">Richiesta iscrizione </text:span><text:span text:style-name="T19">all'asilo da </text:span><text:span text:style-name="T14">altri tipi di utenti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14">Luca</text:span><text:span text:style-name="T1">: </text:span><text:span text:style-name="T19">geni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21396572" text:style-name="L1">
              <text:list-item>
                <text:p text:style-name="P7"><text:s/><text:span text:style-name="T14">Luca</text:span><text:span text:style-name="T12">, </text:span><text:span text:style-name="T14">dipendente </text:span><text:span text:style-name="T18">presso le poste italiane di Fisciano</text:span><text:span text:style-name="T14">, </text:span><text:span text:style-name="T18">ma residente presso il comune di Baronissi, visto il suo orario lavorativo e visto il suo andare ogni giorno a lavoro viene a sapere leggendo sul sito dell'università che se non si aggiunge un certo numero di iscritti all'asilo nido gestito dall'ateneo può chiedere l'iscrizione </text:span><text:span text:style-name="T19">del figlio</text:span><text:span text:style-name="T18"> di due anni.</text:span></text:p>
                <text:p text:style-name="P8"/>
              </text:list-item>
              <text:list-item>
                <text:p text:style-name="P7"><text:span text:style-name="T14">Luca</text:span><text:span text:style-name="T1"> accende il computer, </text:span><text:span text:style-name="T19">accede alla pagina di Login del sistema e clicca sul tasto per accedere alla pagina della compilazione del form per le iscrizioni.</text:span></text:p>
                <text:p text:style-name="P8"/>
              </text:list-item>
              <text:list-item>
                <text:p text:style-name="P11"><text:span text:style-name="T19">Il sistema </text:span><text:span text:style-name="T1">apre mostra la </text:span><text:span text:style-name="T19">pagina richiesta.</text:span></text:p>
                <text:p text:style-name="P9"/>
              </text:list-item>
              <text:list-item>
                <text:p text:style-name="P5"><text:span text:style-name="T12"><text:s/></text:span><text:span text:style-name="T14">Luca</text:span><text:span text:style-name="T1"> inizia a compilare </text:span><text:span text:style-name="T12">il modulo </text:span><text:span text:style-name="T14">i</text:span><text:span text:style-name="T12">nser</text:span><text:span text:style-name="T14">endo prima di tutto se è padre, madre, tutore o affidatario.</text:span><text:span text:style-name="T12"> </text:span><text:span text:style-name="T14">Procede inse</text:span><text:span text:style-name="T17">re</text:span><text:span text:style-name="T14">ndo i</text:span><text:span text:style-name="T12"> propri dati (Nome, cognome, C F, </text:span><text:span text:style-name="T13">data di nascita</text:span><text:span text:style-name="T12">, indirizzo, </text:span><text:span text:style-name="T13">telefono ed email</text:span><text:span text:style-name="T12">).</text:span><text:span text:style-name="T15"> </text:span><text:span text:style-name="T19">D</text:span><text:span text:style-name="T15">ichiara in che comune è residente e dove lavora, in più deve indicare i rapporti </text:span><text:span text:style-name="T17">che</text:span><text:span text:style-name="T15"> ha con l'università o col comune di Fisciano. </text:span><text:span text:style-name="T19">Inserisce</text:span><text:span text:style-name="T16"> dati del bambino, </text:span><text:span text:style-name="T13">se il bambino ha già frequentato negli anni precedenti, i dati del bambino e che tipo di fascia utenze sceglie (</text:span><text:span text:style-name="T11">full time dalle ore 8,30 alle ore 16,30 comprensiva dei pasti, </text:span><text:span text:style-name="T2">part-time mattutina dalle ore 8,30 alle ore 13,30 comprensiva dei pasti, <text:s/>part-time mattutina dalle ore 8,30 alle ore 12,00 senza somministrazione del pasto </text:span><text:span text:style-name="T3">e </text:span><text:span text:style-name="T2">part-time pomeridiana dalle ore 13,30 alle ore 16,30 senza somministrazione del pasto</text:span><text:span text:style-name="T5">)</text:span><text:span text:style-name="T2">. </text:span><text:span text:style-name="T3">Compila i dati del genitore non richiedente barrando su “padre” o “madre” e continua compilando </text:span><text:span text:style-name="T10">gli stessi</text:span><text:span text:style-name="T3"> dati anagrafici </text:span><text:span text:style-name="T10">precedenti. </text:span><text:span text:style-name="T3">Sc</text:span><text:span text:style-name="T8">orrendo il documento</text:span><text:span text:style-name="T3"> </text:span><text:span text:style-name="T7">Luca</text:span><text:span text:style-name="T4"> deve indicare se ci sono particolari situazioni </text:span><text:span text:style-name="T8">all'interno della sua famiglia:</text:span><text:span text:style-name="T4"> sanitari, sociali </text:span><text:span text:style-name="T8">come d</text:span><text:span text:style-name="T4">ivorzio, bambino diversamente abile, invalidità genitore. </text:span><text:span text:style-name="T10">I</text:span><text:span text:style-name="T4">nfine deve compilare la sua situazione reddituale.</text:span></text:p>
              </text:list-item>
              <text:list-item>
                <text:p text:style-name="P6"><text:span text:style-name="T9">Luca</text:span><text:span text:style-name="T6"> </text:span><text:span text:style-name="T9">usa la funzione del sito “</text:span><text:span text:style-name="T4">Invia modulo di iscrizione”.</text:span></text:p>
                <text:p text:style-name="P10"/>
              </text:list-item>
              <text:list-item>
                <text:p text:style-name="P6"><text:span text:style-name="T4">Il sito </text:span><text:span text:style-name="T9">gli</text:span><text:span text:style-name="T4"> mostra la frase: “modulo inviato con successo. Le sarà spedita una mail per la conferma dell'avvenuta consegna”.</text:span></text:p>
                <text:p text:style-name="P10"/>
              </text:list-item>
              <text:list-item>
                <text:p text:style-name="P6"><text:span text:style-name="T9">Luca</text:span><text:span text:style-name="T4"> esce dal sistema.</text:span></text:p>
              </text:list-item>
            </text:list>
          </table:table-cell>
        </table:table-row>
      </table:table>
      <text:p text:style-name="P3">SC_A_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4:31:57.74</meta:creation-date>
    <meta:editing-duration>PT4S</meta:editing-duration>
    <meta:editing-cycles>7</meta:editing-cycles>
    <meta:generator>LibreOffice/3.6$Windows_x86 LibreOffice_project/da8c1e6-fd468f4-454e206-f42a4a9-143cfd</meta:generator>
    <dc:date>2012-10-23T01:25:57.50</dc:date>
    <meta:document-statistic meta:table-count="1" meta:image-count="0" meta:object-count="0" meta:page-count="1" meta:paragraph-count="13" meta:word-count="331" meta:character-count="2077" meta:non-whitespace-character-count="1762"/>
  </office:meta>
</office:document-meta>
</file>